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W</mi>
            <mrow>
              <mi/>
              <mo stretchy="false">=</mo>
              <mi/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S</mi>
              </munderover>
              <msub>
                <mi>W</mi>
                <mi>j</mi>
              </msub>
            </mrow>
            <mrow>
              <mo stretchy="false">(</mo>
              <mrow>
                <msub>
                  <mi>q</mi>
                  <mi>j</mi>
                </msub>
                <mtext>;</mtext>
                <mstyle mathvariant="bold">
                  <mrow>
                    <mo stretchy="false">α</mo>
                  </mrow>
                </mstyle>
              </mrow>
              <mo stretchy="false">)</mo>
            </mrow>
          </mrow>
        </mtd>
      </mtr>
      <mtr>
        <mtd>
          <mrow/>
        </mtd>
      </mtr>
      <mtr>
        <mtd>
          <mrow>
            <msub>
              <mi>p</mi>
              <mi>j</mi>
            </msub>
            <mrow>
              <mi/>
              <mo stretchy="false">=</mo>
              <mi/>
            </mrow>
            <mfrac>
              <mrow>
                <mo stretchy="false">∂</mo>
                <mi>W</mi>
              </mrow>
              <mrow>
                <mo stretchy="false">∂</mo>
                <msub>
                  <mi>q</mi>
                  <mi>j</mi>
                </msub>
              </mrow>
            </mfrac>
            <mrow>
              <mi/>
              <mo stretchy="false">=</mo>
              <mi/>
            </mrow>
            <mfrac>
              <mrow>
                <mtext>d</mtext>
                <mi>W</mi>
              </mrow>
              <mrow>
                <mtext>d</mtext>
                <msub>
                  <mi>q</mi>
                  <mi>j</mi>
                </msub>
              </mrow>
            </mfrac>
            <mrow>
              <mi/>
              <mo stretchy="false">=</mo>
              <mi/>
            </mrow>
            <msub>
              <mi>p</mi>
              <mi>j</mi>
            </msub>
            <mrow>
              <mo stretchy="false">(</mo>
              <mrow>
                <msub>
                  <mi>q</mi>
                  <mi>j</mi>
                </msub>
                <mtext>;</mtext>
                <mstyle mathvariant="bold">
                  <mrow>
                    <mo stretchy="false">α</mo>
                  </mrow>
                </mstyle>
              </mrow>
              <mo stretchy="false">)</mo>
            </mrow>
          </mrow>
        </mtd>
      </mtr>
    </mtable>
    <annotation encoding="StarMath 5.0">W `=` sum from j=1 to S W_j ( q_j ";" bold %ialpha ) newline newline
p_j `=` {partial W} over {partial q_j} `=` {"d" W} over {"d" q_j} `=` p_j ( q_j ";" bold %ialpha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32:41.413000000</meta:creation-date>
    <meta:generator>LibreOffice/4.1.4.2$Windows_x86 LibreOffice_project/0a0440ccc0227ad9829de5f46be37cfb6edcf72</meta:generator>
  </office:meta>
</office:document-meta>
</file>